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8pt" style:text-underline-style="solid" style:text-underline-width="auto" style:text-underline-color="font-color" style:font-size-asian="8pt" style:font-size-complex="8pt"/>
    </style:style>
    <style:style style:name="T1" style:family="text">
      <style:text-properties fo:language="en" fo:country="US" style:font-weight-complex="bold"/>
    </style:style>
    <style:style style:name="T2" style:family="text">
      <style:text-properties fo:color="#ff0000" fo:language="en" fo:country="US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exte"><text:span text:style-name="T1"><text:s/></text:span></text:span><text:span text:style-name="texte"><text:span text:style-name="T1"><text:script script:language="KScript">&lt;#block int i=0; while (i&lt;10) {#&gt;</text:script></text:span></text:span><text:span text:style-name="texte"><text:span text:style-name="T1"><text:text-input text:description="&lt;#=nom#&gt;">nom</text:text-input></text:span></text:span><text:span text:style-name="texte"><text:span text:style-name="T1"><text:s/></text:span></text:span><text:span text:style-name="texte"><text:span text:style-name="T1"><text:text-input text:description="&lt;#=prenom#&gt;">prenom</text:text-input></text:span></text:span><text:span text:style-name="texte"><text:span text:style-name="T2"><text:script script:language="KScript">&lt;#endblock i++;}#&gt;</text:script></text:span></text:span><text:span text:style-name="texte"><text:span text:style-name="T2"><text:s/>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olice_20_par_20_défaut" style:display-name="Police par défaut" style:family="text"/>
    <style:style style:name="texte" style:family="text" style:parent-style-name="Police_20_par_20_défaut"/>
    <style:style style:name="WW8Num6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bigot</meta:initial-creator>
    <meta:creation-date>2009-04-22T10:30:25.01</meta:creation-date>
    <dc:date>2019-03-29T10:43:43.069000000</dc:date>
    <meta:editing-duration>PT22H9M43S</meta:editing-duration>
    <meta:editing-cycles>36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1" meta:word-count="6" meta:character-count="16" meta:non-whitespace-character-count="13"/>
    <meta:user-defined meta:name="Info 1"/>
    <meta:user-defined meta:name="Info 2"/>
    <meta:user-defined meta:name="Info 3"/>
    <meta:user-defined meta:name="Info 4"/>
  </office:meta>
</office:document-meta>
</file>